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copedControllerAdviceIntegrationTests.loadContextWithRequestScoped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requestScoped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dControllerAdvic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